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FreeMono1"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5pt" officeooo:rsid="00103317" officeooo:paragraph-rsid="001859ae" style:font-size-asian="25pt" style:font-size-complex="25pt"/>
    </style:style>
    <style:style style:name="P2" style:family="paragraph" style:parent-style-name="Standard">
      <style:paragraph-properties fo:text-align="center" style:justify-single-word="false"/>
      <style:text-properties fo:font-size="25pt" officeooo:rsid="001859ae" officeooo:paragraph-rsid="001859ae" style:font-size-asian="25pt" style:font-size-complex="25pt"/>
    </style:style>
    <style:style style:name="P3" style:family="paragraph" style:parent-style-name="Standard">
      <style:paragraph-properties fo:text-align="start" style:justify-single-word="false"/>
      <style:text-properties fo:font-size="12pt" officeooo:rsid="00103317" officeooo:paragraph-rsid="001859ae" style:font-size-asian="10.5pt" style:font-size-complex="12pt"/>
    </style:style>
    <style:style style:name="P4" style:family="paragraph" style:parent-style-name="Standard">
      <style:paragraph-properties fo:line-height="200%" fo:text-align="start" style:justify-single-word="false"/>
      <style:text-properties fo:font-size="12pt" officeooo:rsid="001859ae" officeooo:paragraph-rsid="001859ae" style:font-size-asian="10.5pt" style:font-size-complex="12pt"/>
    </style:style>
    <style:style style:name="P5" style:family="paragraph" style:parent-style-name="Standard">
      <style:paragraph-properties fo:line-height="200%" fo:text-align="start" style:justify-single-word="false"/>
      <style:text-properties fo:font-size="12pt" officeooo:rsid="001bbcf7" officeooo:paragraph-rsid="001bbcf7" style:font-size-asian="10.5pt" style:font-size-complex="12pt"/>
    </style:style>
    <style:style style:name="P6" style:family="paragraph" style:parent-style-name="Standard">
      <style:paragraph-properties fo:line-height="200%" fo:text-align="start" style:justify-single-word="false"/>
      <style:text-properties fo:font-size="12pt" officeooo:rsid="0038352d" officeooo:paragraph-rsid="0038352d" style:font-size-asian="10.5pt" style:font-size-complex="12pt"/>
    </style:style>
    <style:style style:name="P7" style:family="paragraph" style:parent-style-name="Standard">
      <style:paragraph-properties fo:text-align="start" style:justify-single-word="false"/>
      <style:text-properties fo:font-size="12pt" officeooo:rsid="004a2827" officeooo:paragraph-rsid="004a2827" style:font-size-asian="10.5pt" style:font-size-complex="12pt"/>
    </style:style>
    <style:style style:name="P8" style:family="paragraph" style:parent-style-name="Standard">
      <style:paragraph-properties fo:text-align="start" style:justify-single-word="false"/>
      <style:text-properties fo:font-size="12pt" officeooo:rsid="004a2827" officeooo:paragraph-rsid="004a2827" fo:background-color="transparent" style:font-size-asian="10.5pt" style:font-size-complex="12pt"/>
    </style:style>
    <style:style style:name="P9" style:family="paragraph" style:parent-style-name="Standard">
      <style:paragraph-properties fo:text-align="start" style:justify-single-word="false"/>
      <style:text-properties fo:font-size="12pt" officeooo:rsid="004a2827" officeooo:paragraph-rsid="004ec8b5" fo:background-color="#fff200" style:font-size-asian="10.5pt" style:font-size-complex="12pt"/>
    </style:style>
    <style:style style:name="P10" style:family="paragraph" style:parent-style-name="Standard" style:list-style-name="L1">
      <style:paragraph-properties fo:line-height="200%" fo:text-align="start" style:justify-single-word="false"/>
      <style:text-properties style:font-name="Liberation Serif" fo:font-size="12pt" officeooo:rsid="001bbcf7" officeooo:paragraph-rsid="001bbcf7" style:font-size-asian="10.5pt" style:font-size-complex="12pt"/>
    </style:style>
    <style:style style:name="P11" style:family="paragraph" style:parent-style-name="Standard" style:list-style-name="L1">
      <style:paragraph-properties fo:line-height="200%" fo:text-align="start" style:justify-single-word="false"/>
      <style:text-properties style:font-name="Liberation Serif" fo:font-size="12pt" officeooo:rsid="001bbcf7" officeooo:paragraph-rsid="00493143" style:font-size-asian="10.5pt" style:font-size-complex="12pt"/>
    </style:style>
    <style:style style:name="P12" style:family="paragraph" style:parent-style-name="Standard" style:list-style-name="L1">
      <style:paragraph-properties fo:line-height="200%" fo:text-align="start" style:justify-single-word="false"/>
      <style:text-properties style:font-name="Liberation Serif" fo:font-size="12pt" officeooo:rsid="001d15c9" officeooo:paragraph-rsid="001d15c9" style:font-size-asian="10.5pt" style:font-size-complex="12pt"/>
    </style:style>
    <style:style style:name="P13" style:family="paragraph" style:parent-style-name="Standard" style:list-style-name="L1">
      <style:paragraph-properties fo:line-height="200%" fo:text-align="start" style:justify-single-word="false"/>
      <style:text-properties style:font-name="Liberation Serif" fo:font-size="12pt" officeooo:rsid="001d15c9" officeooo:paragraph-rsid="0050a805" style:font-size-asian="10.5pt" style:font-size-complex="12pt"/>
    </style:style>
    <style:style style:name="P14" style:family="paragraph" style:parent-style-name="Standard" style:list-style-name="L1">
      <style:paragraph-properties fo:line-height="200%" fo:text-align="start" style:justify-single-word="false"/>
      <style:text-properties style:font-name="Liberation Serif" fo:font-size="12pt" officeooo:rsid="0050a805" officeooo:paragraph-rsid="0050a805" style:font-size-asian="10.5pt" style:font-size-complex="12pt"/>
    </style:style>
    <style:style style:name="P15" style:family="paragraph" style:parent-style-name="Standard" style:list-style-name="L5">
      <style:paragraph-properties fo:line-height="200%" fo:text-align="start" style:justify-single-word="false"/>
      <style:text-properties style:font-name="Liberation Serif" fo:font-size="12pt" officeooo:rsid="00385924" officeooo:paragraph-rsid="00385924" style:font-size-asian="10.5pt" style:font-size-complex="12pt"/>
    </style:style>
    <style:style style:name="P16" style:family="paragraph" style:parent-style-name="Standard" style:list-style-name="L1">
      <style:paragraph-properties fo:line-height="200%" fo:text-align="start" style:justify-single-word="false"/>
      <style:text-properties style:font-name="Liberation Serif" fo:font-size="12pt" officeooo:rsid="00575063" officeooo:paragraph-rsid="00575063" style:font-size-asian="10.5pt" style:font-size-complex="12pt"/>
    </style:style>
    <style:style style:name="P17" style:family="paragraph" style:parent-style-name="Standard" style:list-style-name="L1">
      <style:paragraph-properties fo:line-height="200%" fo:text-align="start" style:justify-single-word="false"/>
      <style:text-properties fo:color="#00a933" style:font-name="FreeMono" fo:font-size="12pt" officeooo:rsid="00493143" officeooo:paragraph-rsid="00493143" style:font-size-asian="10.5pt" style:font-size-complex="12pt"/>
    </style:style>
    <style:style style:name="P18" style:family="paragraph" style:parent-style-name="Standard" style:list-style-name="L1">
      <style:paragraph-properties fo:line-height="200%" fo:text-align="start" style:justify-single-word="false"/>
      <style:text-properties officeooo:paragraph-rsid="004ec8b5"/>
    </style:style>
    <style:style style:name="P19" style:family="paragraph" style:parent-style-name="Standard" style:list-style-name="L1">
      <style:paragraph-properties fo:line-height="200%" fo:text-align="start" style:justify-single-word="false"/>
      <style:text-properties officeooo:paragraph-rsid="0057e03f"/>
    </style:style>
    <style:style style:name="P20" style:family="paragraph" style:parent-style-name="Standard" style:list-style-name="L2">
      <style:paragraph-properties fo:line-height="200%" fo:text-align="start" style:justify-single-word="false"/>
      <style:text-properties fo:font-size="12pt" officeooo:rsid="001ea6b9" officeooo:paragraph-rsid="001ea6b9" style:font-size-asian="10.5pt" style:font-size-complex="12pt"/>
    </style:style>
    <style:style style:name="P21" style:family="paragraph" style:parent-style-name="Standard" style:list-style-name="L2">
      <style:paragraph-properties fo:line-height="200%" fo:text-align="start" style:justify-single-word="false"/>
      <style:text-properties fo:font-size="12pt" officeooo:rsid="001f200e" officeooo:paragraph-rsid="001f200e" style:font-size-asian="10.5pt" style:font-size-complex="12pt"/>
    </style:style>
    <style:style style:name="P22" style:family="paragraph" style:parent-style-name="Standard" style:list-style-name="L2">
      <style:paragraph-properties fo:line-height="200%" fo:text-align="start" style:justify-single-word="false"/>
      <style:text-properties fo:font-size="12pt" officeooo:rsid="001f7cd6" officeooo:paragraph-rsid="001f7cd6" style:font-size-asian="10.5pt" style:font-size-complex="12pt"/>
    </style:style>
    <style:style style:name="P23" style:family="paragraph" style:parent-style-name="Standard" style:list-style-name="L2">
      <style:paragraph-properties fo:line-height="200%" fo:text-align="start" style:justify-single-word="false"/>
      <style:text-properties fo:font-size="12pt" officeooo:rsid="001ee913" officeooo:paragraph-rsid="001ee913" style:font-size-asian="10.5pt" style:font-size-complex="12pt"/>
    </style:style>
    <style:style style:name="P24" style:family="paragraph" style:parent-style-name="Standard" style:list-style-name="L3">
      <style:paragraph-properties fo:line-height="200%" fo:text-align="start" style:justify-single-word="false"/>
      <style:text-properties fo:font-size="12pt" officeooo:rsid="00214b6f" officeooo:paragraph-rsid="00214b6f" style:font-size-asian="10.5pt" style:font-size-complex="12pt"/>
    </style:style>
    <style:style style:name="P25" style:family="paragraph" style:parent-style-name="Standard" style:list-style-name="L3">
      <style:paragraph-properties fo:line-height="200%" fo:text-align="start" style:justify-single-word="false"/>
      <style:text-properties fo:font-size="12pt" officeooo:rsid="0025ba51" officeooo:paragraph-rsid="0025ba51" style:font-size-asian="10.5pt" style:font-size-complex="12pt"/>
    </style:style>
    <style:style style:name="P26" style:family="paragraph" style:parent-style-name="Standard" style:list-style-name="L3">
      <style:paragraph-properties fo:line-height="200%" fo:text-align="start" style:justify-single-word="false"/>
      <style:text-properties fo:font-size="12pt" officeooo:rsid="002249f5" officeooo:paragraph-rsid="002249f5" style:font-size-asian="10.5pt" style:font-size-complex="12pt"/>
    </style:style>
    <style:style style:name="P27" style:family="paragraph" style:parent-style-name="Standard" style:list-style-name="L3">
      <style:paragraph-properties fo:line-height="200%" fo:text-align="start" style:justify-single-word="false"/>
      <style:text-properties fo:font-size="12pt" officeooo:rsid="00233d69" officeooo:paragraph-rsid="00233d69" style:font-size-asian="10.5pt" style:font-size-complex="12pt"/>
    </style:style>
    <style:style style:name="P28" style:family="paragraph" style:parent-style-name="Standard" style:list-style-name="L3">
      <style:paragraph-properties fo:line-height="200%" fo:text-align="start" style:justify-single-word="false"/>
      <style:text-properties fo:font-size="12pt" officeooo:rsid="00244487" officeooo:paragraph-rsid="00244487" style:font-size-asian="10.5pt" style:font-size-complex="12pt"/>
    </style:style>
    <style:style style:name="P29" style:family="paragraph" style:parent-style-name="Standard" style:list-style-name="L3">
      <style:paragraph-properties fo:line-height="200%" fo:text-align="start" style:justify-single-word="false"/>
      <style:text-properties fo:font-size="12pt" officeooo:rsid="002471bb" officeooo:paragraph-rsid="002471bb" style:font-size-asian="10.5pt" style:font-size-complex="12pt"/>
    </style:style>
    <style:style style:name="P30" style:family="paragraph" style:parent-style-name="Standard" style:list-style-name="L3">
      <style:paragraph-properties fo:line-height="200%" fo:text-align="start" style:justify-single-word="false"/>
      <style:text-properties fo:font-size="12pt" officeooo:rsid="00270b2a" officeooo:paragraph-rsid="00270b2a" style:font-size-asian="10.5pt" style:font-size-complex="12pt"/>
    </style:style>
    <style:style style:name="P31" style:family="paragraph" style:parent-style-name="Standard" style:list-style-name="L4">
      <style:paragraph-properties fo:line-height="200%" fo:text-align="start" style:justify-single-word="false"/>
      <style:text-properties fo:font-size="12pt" officeooo:rsid="0029dd7b" officeooo:paragraph-rsid="0029dd7b" style:font-size-asian="10.5pt" style:font-size-complex="12pt"/>
    </style:style>
    <style:style style:name="P32" style:family="paragraph" style:parent-style-name="Standard" style:list-style-name="L4">
      <style:paragraph-properties fo:line-height="200%" fo:text-align="start" style:justify-single-word="false"/>
      <style:text-properties fo:font-size="12pt" officeooo:rsid="002b0f65" officeooo:paragraph-rsid="002b0f65" style:font-size-asian="10.5pt" style:font-size-complex="12pt"/>
    </style:style>
    <style:style style:name="P33" style:family="paragraph" style:parent-style-name="Standard" style:list-style-name="L4">
      <style:paragraph-properties fo:line-height="200%" fo:text-align="start" style:justify-single-word="false"/>
      <style:text-properties fo:font-size="12pt" officeooo:rsid="002b0f65" officeooo:paragraph-rsid="002bd5d1" style:font-size-asian="10.5pt" style:font-size-complex="12pt"/>
    </style:style>
    <style:style style:name="P34" style:family="paragraph" style:parent-style-name="Standard" style:list-style-name="L4">
      <style:paragraph-properties fo:line-height="200%" fo:text-align="start" style:justify-single-word="false"/>
      <style:text-properties fo:font-size="12pt" officeooo:rsid="002b0f65" officeooo:paragraph-rsid="002f1c1b" style:font-size-asian="10.5pt" style:font-size-complex="12pt"/>
    </style:style>
    <style:style style:name="P35" style:family="paragraph" style:parent-style-name="Standard" style:list-style-name="L4">
      <style:paragraph-properties fo:line-height="200%" fo:text-align="start" style:justify-single-word="false"/>
      <style:text-properties fo:font-size="12pt" officeooo:rsid="002b0f65" officeooo:paragraph-rsid="00310cf5" style:font-size-asian="10.5pt" style:font-size-complex="12pt"/>
    </style:style>
    <style:style style:name="P36" style:family="paragraph" style:parent-style-name="Standard" style:list-style-name="L5">
      <style:paragraph-properties fo:line-height="200%" fo:text-align="start" style:justify-single-word="false"/>
      <style:text-properties fo:font-size="12pt" officeooo:rsid="002b0f65" officeooo:paragraph-rsid="0038352d" style:font-size-asian="10.5pt" style:font-size-complex="12pt"/>
    </style:style>
    <style:style style:name="P37" style:family="paragraph" style:parent-style-name="Standard" style:list-style-name="L5">
      <style:paragraph-properties fo:line-height="200%" fo:text-align="start" style:justify-single-word="false"/>
      <style:text-properties fo:font-size="12pt" officeooo:rsid="002b0f65" officeooo:paragraph-rsid="00385924" style:font-size-asian="10.5pt" style:font-size-complex="12pt"/>
    </style:style>
    <style:style style:name="P38" style:family="paragraph" style:parent-style-name="Standard" style:list-style-name="L4">
      <style:paragraph-properties fo:line-height="200%" fo:text-align="start" style:justify-single-word="false"/>
      <style:text-properties fo:font-size="12pt" officeooo:rsid="002bd5d1" officeooo:paragraph-rsid="002b0f65" style:font-size-asian="10.5pt" style:font-size-complex="12pt"/>
    </style:style>
    <style:style style:name="P39" style:family="paragraph" style:parent-style-name="Standard" style:list-style-name="L4">
      <style:paragraph-properties fo:line-height="200%" fo:text-align="start" style:justify-single-word="false"/>
      <style:text-properties fo:font-size="12pt" officeooo:rsid="002bd5d1" officeooo:paragraph-rsid="002bd5d1" style:font-size-asian="10.5pt" style:font-size-complex="12pt"/>
    </style:style>
    <style:style style:name="P40" style:family="paragraph" style:parent-style-name="Standard" style:list-style-name="L4">
      <style:paragraph-properties fo:line-height="200%" fo:text-align="start" style:justify-single-word="false"/>
      <style:text-properties fo:font-size="12pt" officeooo:rsid="002f1c1b" officeooo:paragraph-rsid="002f1c1b" style:font-size-asian="10.5pt" style:font-size-complex="12pt"/>
    </style:style>
    <style:style style:name="P41" style:family="paragraph" style:parent-style-name="Standard" style:list-style-name="L4">
      <style:paragraph-properties fo:line-height="200%" fo:text-align="start" style:justify-single-word="false"/>
      <style:text-properties fo:font-size="12pt" officeooo:rsid="00310cf5" officeooo:paragraph-rsid="00310cf5" style:font-size-asian="10.5pt" style:font-size-complex="12pt"/>
    </style:style>
    <style:style style:name="P42" style:family="paragraph" style:parent-style-name="Standard" style:list-style-name="L4">
      <style:paragraph-properties fo:line-height="200%" fo:text-align="start" style:justify-single-word="false"/>
      <style:text-properties fo:font-size="12pt" officeooo:rsid="003214b6" officeooo:paragraph-rsid="003214b6" style:font-size-asian="10.5pt" style:font-size-complex="12pt"/>
    </style:style>
    <style:style style:name="P43" style:family="paragraph" style:parent-style-name="Standard" style:list-style-name="L4">
      <style:paragraph-properties fo:line-height="200%" fo:text-align="start" style:justify-single-word="false"/>
      <style:text-properties fo:font-size="12pt" officeooo:rsid="001bbcf7" officeooo:paragraph-rsid="00334101" style:font-size-asian="10.5pt" style:font-size-complex="12pt"/>
    </style:style>
    <style:style style:name="P44" style:family="paragraph" style:parent-style-name="Standard" style:list-style-name="L5">
      <style:paragraph-properties fo:line-height="200%" fo:text-align="start" style:justify-single-word="false"/>
      <style:text-properties fo:font-size="12pt" officeooo:rsid="0034fd8d" officeooo:paragraph-rsid="0034fd8d" style:font-size-asian="10.5pt" style:font-size-complex="12pt"/>
    </style:style>
    <style:style style:name="P45" style:family="paragraph" style:parent-style-name="Standard" style:list-style-name="L5">
      <style:paragraph-properties fo:line-height="200%" fo:text-align="start" style:justify-single-word="false"/>
      <style:text-properties fo:font-size="12pt" officeooo:rsid="0038352d" officeooo:paragraph-rsid="0038352d" style:font-size-asian="10.5pt" style:font-size-complex="12pt"/>
    </style:style>
    <style:style style:name="P46" style:family="paragraph" style:parent-style-name="Standard" style:list-style-name="L5">
      <style:paragraph-properties fo:line-height="200%" fo:text-align="start" style:justify-single-word="false"/>
      <style:text-properties fo:font-size="12pt" officeooo:rsid="00385924" officeooo:paragraph-rsid="00385924" style:font-size-asian="10.5pt" style:font-size-complex="12pt"/>
    </style:style>
    <style:style style:name="P47" style:family="paragraph" style:parent-style-name="Standard" style:list-style-name="L5">
      <style:paragraph-properties fo:line-height="200%" fo:text-align="start" style:justify-single-word="false"/>
      <style:text-properties fo:font-size="12pt" officeooo:rsid="0045e3d7" officeooo:paragraph-rsid="0045e3d7" style:font-size-asian="10.5pt" style:font-size-complex="12pt"/>
    </style:style>
    <style:style style:name="P48" style:family="paragraph" style:parent-style-name="Standard" style:list-style-name="L4">
      <style:paragraph-properties fo:line-height="200%" fo:text-align="start" style:justify-single-word="false"/>
      <style:text-properties officeooo:rsid="002bd5d1" officeooo:paragraph-rsid="002bd5d1"/>
    </style:style>
    <style:style style:name="P49" style:family="paragraph" style:parent-style-name="Standard" style:list-style-name="L1">
      <style:paragraph-properties fo:line-height="200%" fo:text-align="start" style:justify-single-word="false"/>
      <style:text-properties style:font-name="Liberation Serif" fo:font-size="12pt" officeooo:rsid="001ea6b9" officeooo:paragraph-rsid="0057e03f" style:font-size-asian="10.5pt" style:font-size-complex="12pt"/>
    </style:style>
    <style:style style:name="T1" style:family="text">
      <style:text-properties officeooo:rsid="0019e27b"/>
    </style:style>
    <style:style style:name="T2" style:family="text">
      <style:text-properties style:font-name="Liberation Serif"/>
    </style:style>
    <style:style style:name="T3" style:family="text">
      <style:text-properties style:font-name="Liberation Serif" officeooo:rsid="00385924"/>
    </style:style>
    <style:style style:name="T4" style:family="text">
      <style:text-properties style:font-name="Liberation Serif" officeooo:rsid="002f1c1b"/>
    </style:style>
    <style:style style:name="T5" style:family="text">
      <style:text-properties style:font-name="Liberation Serif" officeooo:rsid="002bd5d1"/>
    </style:style>
    <style:style style:name="T6" style:family="text">
      <style:text-properties style:font-name="Liberation Serif" officeooo:rsid="001bbcf7"/>
    </style:style>
    <style:style style:name="T7" style:family="text">
      <style:text-properties style:font-name="Liberation Serif" fo:font-size="12pt" officeooo:rsid="001d15c9" style:font-size-asian="10.5pt" style:font-size-complex="12pt"/>
    </style:style>
    <style:style style:name="T8" style:family="text">
      <style:text-properties style:font-name="Liberation Serif" fo:font-size="12pt" officeooo:rsid="004ec8b5" style:font-size-asian="10.5pt" style:font-size-complex="12pt"/>
    </style:style>
    <style:style style:name="T9" style:family="text">
      <style:text-properties fo:font-size="12pt" style:font-size-asian="10.5pt" style:font-size-complex="12pt"/>
    </style:style>
    <style:style style:name="T10" style:family="text">
      <style:text-properties fo:font-size="12pt" officeooo:rsid="002bd5d1" style:font-size-asian="10.5pt" style:font-size-complex="12pt"/>
    </style:style>
    <style:style style:name="T11" style:family="text">
      <style:text-properties fo:font-size="12pt" style:font-size-asian="12pt" style:font-size-complex="12pt"/>
    </style:style>
    <style:style style:name="T12" style:family="text">
      <style:text-properties style:font-name="FreeMono"/>
    </style:style>
    <style:style style:name="T13" style:family="text">
      <style:text-properties style:font-name="FreeMono" officeooo:rsid="002f1c1b"/>
    </style:style>
    <style:style style:name="T14" style:family="text">
      <style:text-properties style:font-name="FreeMono" officeooo:rsid="00310cf5"/>
    </style:style>
    <style:style style:name="T15" style:family="text">
      <style:text-properties style:font-name="FreeMono" officeooo:rsid="0038352d"/>
    </style:style>
    <style:style style:name="T16" style:family="text">
      <style:text-properties style:font-name="FreeMono" officeooo:rsid="00385924"/>
    </style:style>
    <style:style style:name="T17" style:family="text">
      <style:text-properties style:font-name="FreeMono" officeooo:rsid="002bd5d1"/>
    </style:style>
    <style:style style:name="T18" style:family="text">
      <style:text-properties style:font-name="FreeMono" fo:font-size="12pt" style:font-size-asian="10.5pt" style:font-size-complex="12pt"/>
    </style:style>
    <style:style style:name="T19" style:family="text">
      <style:text-properties style:font-name="FreeMono" officeooo:rsid="003fd01c"/>
    </style:style>
    <style:style style:name="T20" style:family="text">
      <style:text-properties style:font-name="FreeMono" officeooo:rsid="004a2827" fo:background-color="#fff200" loext:char-shading-value="0"/>
    </style:style>
    <style:style style:name="T21" style:family="text">
      <style:text-properties officeooo:rsid="002471bb"/>
    </style:style>
    <style:style style:name="T22" style:family="text">
      <style:text-properties officeooo:rsid="002bd5d1"/>
    </style:style>
    <style:style style:name="T23" style:family="text">
      <style:text-properties officeooo:rsid="002f1c1b"/>
    </style:style>
    <style:style style:name="T24" style:family="text">
      <style:text-properties officeooo:rsid="00310cf5"/>
    </style:style>
    <style:style style:name="T25" style:family="text">
      <style:text-properties officeooo:rsid="003214b6"/>
    </style:style>
    <style:style style:name="T26" style:family="text">
      <style:text-properties officeooo:rsid="00334101"/>
    </style:style>
    <style:style style:name="T27" style:family="text">
      <style:text-properties officeooo:rsid="003d935f"/>
    </style:style>
    <style:style style:name="T28" style:family="text">
      <style:text-properties officeooo:rsid="00476d04"/>
    </style:style>
    <style:style style:name="T29" style:family="text">
      <style:text-properties fo:color="#2a6099"/>
    </style:style>
    <style:style style:name="T30" style:family="text">
      <style:text-properties fo:color="#2a6099" officeooo:rsid="00476d04"/>
    </style:style>
    <style:style style:name="T31" style:family="text">
      <style:text-properties fo:color="#00a933"/>
    </style:style>
    <style:style style:name="T32" style:family="text">
      <style:text-properties fo:color="#00a933" officeooo:rsid="00476d04"/>
    </style:style>
    <style:style style:name="T33" style:family="text">
      <style:text-properties fo:color="#00a933" officeooo:rsid="00493143"/>
    </style:style>
    <style:style style:name="T34" style:family="text">
      <style:text-properties fo:color="#00a933" officeooo:rsid="004a2827"/>
    </style:style>
    <style:style style:name="T35" style:family="text">
      <style:text-properties fo:color="#00a933" style:font-name="FreeMono" officeooo:rsid="00493143"/>
    </style:style>
    <style:style style:name="T36" style:family="text">
      <style:text-properties fo:color="#00a933" style:font-name="FreeMono" officeooo:rsid="004a2827"/>
    </style:style>
    <style:style style:name="T37" style:family="text">
      <style:text-properties fo:color="#00a933" style:font-name="FreeMono" officeooo:rsid="00476d04"/>
    </style:style>
    <style:style style:name="T38" style:family="text">
      <style:text-properties fo:color="#00a933" style:font-name="FreeMono" officeooo:rsid="004c4b94"/>
    </style:style>
    <style:style style:name="T39" style:family="text">
      <style:text-properties fo:color="#00a933" style:font-name="FreeMono" fo:font-size="12pt" officeooo:rsid="004ec8b5" style:font-size-asian="10.5pt" style:font-size-complex="12pt"/>
    </style:style>
    <style:style style:name="T40" style:family="text">
      <style:text-properties fo:color="#00a933" style:font-name="FreeMono" fo:font-size="12pt" officeooo:rsid="001d15c9" style:font-size-asian="10.5pt" style:font-size-complex="12pt"/>
    </style:style>
    <style:style style:name="T41" style:family="text">
      <style:text-properties fo:color="#00a933" style:font-name="FreeMono" officeooo:rsid="0050a805"/>
    </style:style>
    <style:style style:name="T42" style:family="text">
      <style:text-properties fo:color="#00a933" officeooo:rsid="004c4b94"/>
    </style:style>
    <style:style style:name="T43" style:family="text">
      <style:text-properties fo:color="#00a933" style:font-name="Liberation Serif" fo:font-size="12pt" officeooo:rsid="004ec8b5" style:font-size-asian="10.5pt" style:font-size-complex="12pt"/>
    </style:style>
    <style:style style:name="T44" style:family="text">
      <style:text-properties fo:color="#00a933" style:font-name="Liberation Serif" fo:font-size="12pt" officeooo:rsid="001d15c9" style:font-size-asian="10.5pt" style:font-size-complex="12pt"/>
    </style:style>
    <style:style style:name="T45" style:family="text">
      <style:text-properties fo:color="#00a933" style:font-name="Liberation Serif" fo:font-size="12pt" style:font-size-asian="12pt" style:font-size-complex="12pt"/>
    </style:style>
    <style:style style:name="T46" style:family="text">
      <style:text-properties fo:color="#00a933" officeooo:rsid="0050a805"/>
    </style:style>
    <style:style style:name="T47" style:family="text">
      <style:text-properties fo:color="#00a933" style:font-name="FreeMono"/>
    </style:style>
    <style:style style:name="T48" style:family="text">
      <style:text-properties fo:color="#00a933" style:font-name="FreeMono" officeooo:rsid="0050a805"/>
    </style:style>
    <style:style style:name="T49" style:family="text">
      <style:text-properties fo:color="#00a933" style:font-name="FreeMono" officeooo:rsid="00575063"/>
    </style:style>
    <style:style style:name="T50" style:family="text">
      <style:text-properties fo:color="#00a933" style:font-name="FreeMono" officeooo:rsid="0057e03f"/>
    </style:style>
    <style:style style:name="T51" style:family="text">
      <style:text-properties fo:color="#00a933" style:font-name="FreeMono" officeooo:rsid="00593cce"/>
    </style:style>
    <style:style style:name="T52" style:family="text">
      <style:text-properties fo:color="#00a933" style:font-name="FreeMono" officeooo:rsid="0059afc7"/>
    </style:style>
    <style:style style:name="T53" style:family="text">
      <style:text-properties fo:color="#00a933" style:font-name="FreeMono" officeooo:rsid="0059c74e"/>
    </style:style>
    <style:style style:name="T54" style:family="text">
      <style:text-properties fo:color="#00a933" officeooo:rsid="00575063"/>
    </style:style>
    <style:style style:name="T55" style:family="text">
      <style:text-properties fo:color="#00a933" officeooo:rsid="0057e03f"/>
    </style:style>
    <style:style style:name="T56" style:family="text">
      <style:text-properties fo:color="#00a933" fo:font-size="12pt" style:font-size-asian="12pt" style:font-size-complex="12pt"/>
    </style:style>
    <style:style style:name="T57" style:family="text">
      <style:text-properties fo:color="#00a933" style:font-name="FreeMono1" fo:font-size="12pt" style:font-size-asian="12pt" style:font-size-complex="12pt"/>
    </style:style>
    <style:style style:name="T58" style:family="text">
      <style:text-properties fo:color="#00a933" style:font-size-asian="12pt"/>
    </style:style>
    <style:style style:name="T59" style:family="text">
      <style:text-properties fo:color="#00a933" officeooo:rsid="00593cce"/>
    </style:style>
    <style:style style:name="T60" style:family="text">
      <style:text-properties fo:color="#00a933" officeooo:rsid="0059afc7"/>
    </style:style>
    <style:style style:name="T61" style:family="text">
      <style:text-properties fo:color="#00a933" style:font-name="Liberation Serif" officeooo:rsid="0059c74e"/>
    </style:style>
    <style:style style:name="T62" style:family="text">
      <style:text-properties fo:background-color="#fff200" loext:char-shading-value="0"/>
    </style:style>
    <style:style style:name="T63" style:family="text">
      <style:text-properties officeooo:rsid="004a2827" fo:background-color="#fff200" loext:char-shading-value="0"/>
    </style:style>
    <style:style style:name="T64" style:family="text">
      <style:text-properties style:font-name="FreeMono1" fo:font-size="12pt" style:font-size-asian="12pt" style:font-size-complex="12pt"/>
    </style:style>
    <style:style style:name="T65" style:family="text">
      <style:text-properties style:font-size-asian="12pt"/>
    </style:style>
    <style:style style:name="T66" style:family="text">
      <style:text-properties style:font-name="Liberation Serif" officeooo:rsid="0059c74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oquent JavaScript</text:p>
      <text:p text:style-name="P1"><text:s/>Review Questions</text:p>
      <text:p text:style-name="P7">Key:</text:p>
      <text:p text:style-name="P9"><text:tab/>This means it’s a question I either struggled with or got wrong. These should be the first to review</text:p>
      <text:p text:style-name="P8"><text:tab/><text:span text:style-name="T29">This means I have answered but need to confirm the answer</text:span></text:p>
      <text:p text:style-name="P8"><text:tab/><text:span text:style-name="T31">This means I have confirmed the answer or looked it up</text:span></text:p>
      <text:p text:style-name="P3"/>
      <text:p text:style-name="P4">Chapter <text:span text:style-name="T1">1</text:span>: <text:span text:style-name="T1">Values, Types, and Operators</text:span> </text:p>
      <text:list xml:id="list2487695475" text:style-name="L1">
        <text:list-item>
          <text:p text:style-name="P10">Integers are considered precise while fractional numbers (floating-point numbers) are not. Why is that?<text:span text:style-name="T29"> </text:span><text:span text:style-name="T30">This is because numbers are represented in computers with a finite number of bits. This is fine when the number has an exact end (as integers, which have no trailing numbers). Floating-point numbers (ex. 1/3) many times don’t have an exact end. As a result, the computer has to approximate the answer as closely as possible</text:span></text:p>
        </text:list-item>
        <text:list-item>
          <text:p text:style-name="P10">What is the remainder operator? What is it sometimes called? <text:span text:style-name="T32">The remainder operator is </text:span><text:span text:style-name="T37">%</text:span><text:span text:style-name="T32">. It will divide the number before the symbol by the number after the symbol and return the remainder (if any) of the operation. <text:s/>It is sometimes called modulo</text:span></text:p>
        </text:list-item>
        <text:list-item>
          <text:p text:style-name="P10">In a string, what character signifies that you’re escaping the character (ex. Creaing a new line) <text:span text:style-name="T28">in JavaScript</text:span>?<text:span text:style-name="T12"> </text:span><text:span text:style-name="T37">\n</text:span></text:p>
        </text:list-item>
        <text:list-item>
          <text:p text:style-name="P10">What can you use to concatenate two strings (combine them together into one string)?<text:span text:style-name="T31"> </text:span><text:span text:style-name="T37">+</text:span><text:span text:style-name="T32"> as in </text:span><text:span text:style-name="T37">‘Hello’ + ‘World’</text:span><text:span text:style-name="T32"> <text:s/>will return </text:span><text:span text:style-name="T37">‘HelloWorld’</text:span></text:p>
        </text:list-item>
        <text:list-item>
          <text:p text:style-name="P10">What characters mark the beginning and end of a template literal? <text:span text:style-name="T32">` `</text:span></text:p>
        </text:list-item>
        <text:list-item>
          <text:p text:style-name="P11">What is a special feature of template literals using <text:span text:style-name="T12">$</text:span>? Provide an example. <text:span text:style-name="T33">You can input variables and even operations into a string directly by using ${}. As an example<text:line-break/><text:tab/></text:span><text:span text:style-name="T35">let name = 'Arturo';</text:span></text:p>
          <text:list>
            <text:list-header>
              <text:p text:style-name="P17">console.log(`Hello ${name}! How are you today?`);<text:line-break/>//output→ “Hello Arturo! How are you today?”</text:p>
            </text:list-header>
          </text:list>
        </text:list-item>
        <text:list-item>
          <text:p text:style-name="P10"><text:soft-page-break/>What is <text:s/>a unary operator? <text:span text:style-name="T34">An operator that only takes one operand/argument. Ex ! is the “not” operator and only takes one operand. <text:line-break/><text:tab/>Ex. </text:span><text:span text:style-name="T36">!false //output: true</text:span></text:p>
        </text:list-item>
        <text:list-item>
          <text:p text:style-name="P10">What does <text:span text:style-name="T12">typeof</text:span> do? How does it work? <text:span text:style-name="T36">typeOf</text:span><text:span text:style-name="T34"> is a unary operator that takes one operand and will return a string indicating the operand’s data type. Ex.<text:line-break/><text:tab/></text:span><text:span text:style-name="T36">typeOf(1); //returns “number”</text:span></text:p>
        </text:list-item>
        <text:list-item>
          <text:p text:style-name="P12"><text:span text:style-name="T62">When comparing strings in JavaScript </text:span><text:span text:style-name="T63">(for example, </text:span><text:span text:style-name="T20">“Aardvark” &lt; “Zoroaster”</text:span><text:span text:style-name="T62">, how does JavaScript compare the strings to determine if they are equal?</text:span> <text:span text:style-name="T34">JavaScript goes over the characters from left to right, comparing the Unicode codes one by one. uppercase letters are always “less” than lowercase letters.</text:span></text:p>
        </text:list-item>
        <text:list-item>
          <text:p text:style-name="P12">What is the one value in JavaScript that is not equal to itself? <text:span text:style-name="T38">NaN</text:span></text:p>
        </text:list-item>
        <text:list-item>
          <text:p text:style-name="P12">What are the three logical operators (with symbols)? <text:span text:style-name="T38">&amp;&amp;</text:span><text:span text:style-name="T42"> (and) </text:span><text:span text:style-name="T38">||</text:span><text:span text:style-name="T42"> (or) </text:span><text:span text:style-name="T38">!</text:span><text:span text:style-name="T42"> (not)</text:span></text:p>
        </text:list-item>
        <text:list-item>
          <text:p text:style-name="P12">When does <text:span text:style-name="T12">||</text:span> result in true? <text:span text:style-name="T42">If either side of the operator is true</text:span></text:p>
        </text:list-item>
        <text:list-item>
          <text:p text:style-name="P12">When does <text:span text:style-name="T12">&amp;&amp;</text:span> result in true? <text:span text:style-name="T42">True only if both sides of the operator are true</text:span></text:p>
        </text:list-item>
        <text:list-item>
          <text:p text:style-name="P12">When does <text:span text:style-name="T12">!</text:span> result in true? <text:span text:style-name="T42">When it’s operand is false – not operator flips the boolean value to it’s opposite</text:span></text:p>
        </text:list-item>
        <text:list-item>
          <text:p text:style-name="P18"><text:span text:style-name="T7">What is a ternary operator? What is the syntax of </text:span><text:span text:style-name="T8">the ternary operator in JavaScript</text:span><text:span text:style-name="T7">?<text:line-break/></text:span><text:span text:style-name="T43">A ternary operator is an operator that takes 3 arguments. In JavaScript, the only ternary operator is the conditional operator. It takes 3 arguments </text:span><text:span text:style-name="T39">a, b, c</text:span><text:span text:style-name="T43"> in the form</text:span><text:span text:style-name="T39"> a ? b : c<text:line-break/></text:span><text:span text:style-name="T43">The expression will evaluate to</text:span><text:span text:style-name="T39"> b </text:span><text:span text:style-name="T43">if</text:span><text:span text:style-name="T39"> a </text:span><text:span text:style-name="T43">is</text:span><text:span text:style-name="T39"> true </text:span><text:span text:style-name="T43">or otherwise evaluates to</text:span><text:span text:style-name="T39"> c</text:span><text:span text:style-name="T40">.</text:span><text:span text:style-name="T44"> </text:span><text:span text:style-name="T43">It is, essentially a short hand way to write an </text:span><text:span text:style-name="T39">if...else...</text:span><text:span text:style-name="T43"> statement</text:span></text:p>
        </text:list-item>
        <text:list-item>
          <text:p text:style-name="P13">What is type coercion? What is an example of when this might occur? <text:span text:style-name="T46">Values have different types (ex. string, number, etc) depending on whether it represents text, a number, a boolean value etc. Type coercion is the change between one type into a different type. <text:line-break/>This can happen either implicitly or explicitly. <text:line-break/></text:span><text:soft-page-break/><text:span text:style-name="T46">Explicitly means that we change the type directly by inputting code to make the change. Ex. <text:line-break/><text:tab/></text:span><text:span text:style-name="T41">Number(“1”); </text:span><text:span text:style-name="T46">//will return the value 1 as a number instead of a string<text:line-break/>Implicitly means that JavaScript will quietly convert the value to the type it needs when an operator is applied to the “wrong” type of value. It does this by following a set of rules as to which value to change and depending on the circumstances. Ex<text:line-break/></text:span><text:span text:style-name="T41"><text:tab/>console.log(1 + “1”); </text:span></text:p>
          <text:p text:style-name="P14"><text:span text:style-name="T31">will return the string “11”, by coercing the number 1 into a string value “1” and then concatenating that string to the other “1” string</text:span></text:p>
        </text:list-item>
        <text:list-item>
          <text:p text:style-name="P12">What do arithmetic operations on <text:span text:style-name="T12">NaN</text:span> produce? How is this different from an arithmetic operation on null? <text:span text:style-name="T49">NaN</text:span><text:span text:style-name="T54">. This is different from null because null will get coerced into the number 0.</text:span></text:p>
        </text:list-item>
        <text:list-item>
          <text:p text:style-name="P16">When an arithmetic operation happens on undefined – what does undefined get coerced to? <text:span text:style-name="T47">NaN</text:span></text:p>
        </text:list-item>
        <text:list-item>
          <text:p text:style-name="P12">When something that doesn’t map to a number in an obvious way (such as <text:span text:style-name="T12">“five”</text:span>) is converted to a number, what is the value? <text:span text:style-name="T50">NaN</text:span></text:p>
        </text:list-item>
        <text:list-item>
          <text:p text:style-name="P12">How can you perform comparison without type conversion? Show the symbols used for precisely equal to and precisely not equal to<text:line-break/><text:span text:style-name="T55">You do this with the precisely equal to or precisely not equal to operators, which allow comparison without type conversion.<text:line-break/>precisely equal to </text:span><text:span text:style-name="T50">===</text:span><text:span text:style-name="T55"><text:line-break/>precisely not equal to </text:span><text:span text:style-name="T50">!==</text:span></text:p>
        </text:list-item>
        <text:list-item>
          <text:p text:style-name="P19"><text:span text:style-name="T11">Logical Operators work in a peculiar way. They convert values and decide what to do in a unique fashion. Explain how this works for </text:span><text:span text:style-name="T64">&amp;&amp;</text:span><text:span text:style-name="T11"> and </text:span><text:span text:style-name="T64">||.<text:line-break/></text:span><text:span text:style-name="T45">Logical operators work by “short-cuircuting” their logic to perform checks efficiently. What this means is that each operator will first check the boolean value to the left of the operator to </text:span><text:soft-page-break/><text:span text:style-name="T45">determine if it needs to check the one on the right or can just proceed. Depending on the value, it will either return the first value or check the second.<text:line-break/>For </text:span><text:span text:style-name="T57">&amp;&amp;</text:span><text:span text:style-name="T45"> (Logical AND) – Both sides need to be true for the logical operator to be true. If the first value is false, then it is impossible that both values be true. Therefore, it will return the first value. However if the first value is true, then it will check and return the second value. Since the first value is true, the second value will determine the true/false-ness of the operator.<text:line-break/>For </text:span><text:span text:style-name="T57">||</text:span><text:span text:style-name="T45"> (Logical OR) - Either side needs to return true for the logical operator to be true. If the first value is true, then we know that at least one value will be true. Therefore, it will return the first value. However, if the first value is false, it will check and return the second value. Since the first value is false, the second value will determine the true/false-ness of the operator.<text:line-break/>The expected effect of the </text:span><text:span text:style-name="T57">||</text:span><text:span text:style-name="T45"> operator is that we can use this operator to determine which value to return. Ex<text:line-break/></text:span><text:span text:style-name="T57"><text:tab/>console.log(null || “user”);<text:line-break/><text:tab/>// → user<text:line-break/><text:tab/>console.log(“Agnes” || “user”);<text:line-break/><text:tab/>// → Agnes</text:span></text:p>
        </text:list-item>
        <text:list-item>
          <text:p text:style-name="P19"><text:span text:style-name="T11">The rules for converting strings and numbers to Boolean values state that </text:span><text:span text:style-name="T64">0</text:span><text:span text:style-name="T11">, </text:span><text:span text:style-name="T64">NaN</text:span><text:span text:style-name="T11"> and </text:span><text:span text:style-name="T64">“”</text:span><text:span text:style-name="T11"> count as …? </text:span><text:span text:style-name="T56">False</text:span></text:p>
        </text:list-item>
        <text:list-item>
          <text:p text:style-name="P19"><text:span text:style-name="T11">Chapter 2: Program Structure</text:span></text:p>
        </text:list-item>
        <text:list-item>
          <text:p text:style-name="P19"><text:span text:style-name="T11">Define expression. </text:span><text:span text:style-name="T56">A fragment of code that produces a value</text:span></text:p>
        </text:list-item>
        <text:list-item>
          <text:p text:style-name="P49"><text:span text:style-name="T65">Define statement. </text:span><text:span text:style-name="T58">A JavaScript “sentence” - can be one or more lines long.</text:span></text:p>
        </text:list-item>
      </text:list>
      <text:list xml:id="list3099734006" text:style-name="L2">
        <text:list-item>
          <text:p text:style-name="P20">Define binding (aka variable). <text:span text:style-name="T59">Generally, a thing to catch and hold values. The binding “points” to a value although that does not mean it’s tied to that value forever (keep in mind that you can re-assign variables to have them point to new variables.</text:span></text:p>
        </text:list-item>
        <text:list-item>
          <text:p text:style-name="P20"><text:soft-page-break/>Bindings don’t contain values, they…<text:span text:style-name="T31"> “</text:span><text:span text:style-name="T59">grasp” or point to a value. Two different bindings can refer to the same value (think two objects bindings that point to one object in one reference).</text:span></text:p>
        </text:list-item>
        <text:list-item>
          <text:p text:style-name="P21">Define keyword. <text:span text:style-name="T59">A special reserved word in JavaScript that has some sort of special meaning</text:span></text:p>
        </text:list-item>
        <text:list-item>
          <text:p text:style-name="P20">What is the syntax to declare multiple values with a single let statement?<text:line-break/><text:span text:style-name="T59">You would use a comma to separate the different varaiables Ex.<text:line-break/></text:span><text:span text:style-name="T51"><text:tab/>let var1, var2;</text:span><text:span text:style-name="T59"><text:line-break/>In addition, you van declare and assign multiple variables at the same time. Ex<text:line-break/></text:span><text:span text:style-name="T51"><text:tab/>let var1 = 1, var2 = 2;</text:span></text:p>
        </text:list-item>
        <text:list-item>
          <text:p text:style-name="P20">What is the difference between <text:span text:style-name="T12">var</text:span>, <text:span text:style-name="T12">let</text:span>/<text:span text:style-name="T12">const</text:span>?<text:line-break/><text:span text:style-name="T60">All of these methods allow you to declare variables. The big different between </text:span><text:span text:style-name="T52">var</text:span><text:span text:style-name="T60"> and </text:span><text:span text:style-name="T52">let/const</text:span><text:span text:style-name="T60">, is that </text:span><text:span text:style-name="T52">var</text:span><text:span text:style-name="T60"> only allows for function scope. This means that if a variable is declared within a block like an </text:span><text:span text:style-name="T52">if</text:span><text:span text:style-name="T60"> statement or a loop, that variable will be available in the entire function where it exists (or throughout the global scope if they are not in a function). </text:span><text:span text:style-name="T52">let/const</text:span><text:span text:style-name="T60"> allow block scope, so any variables created with either of these keywords will only be available to the block in which it was created. </text:span></text:p>
        </text:list-item>
        <text:list-item>
          <text:p text:style-name="P21">What is the difference between declaring variables with <text:span text:style-name="T12">let</text:span> vs <text:span text:style-name="T12">const <text:line-break/></text:span><text:span text:style-name="T61">While both of these keywords will create block scoped variables, </text:span><text:span text:style-name="T53">let</text:span><text:span text:style-name="T61"> will allow you to modify/provide new values to the variable while </text:span><text:span text:style-name="T53">const </text:span><text:span text:style-name="T61">will only allow you to set a variable value once (and will give you an error if you try to set the variable to a new variable after that).</text:span></text:p>
        </text:list-item>
        <text:list-item>
          <text:p text:style-name="P21">What are the rules for giving bindings aka variables names? (4 rules)</text:p>
        </text:list-item>
        <text:list-item>
          <text:p text:style-name="P20">Define the environment</text:p>
        </text:list-item>
        <text:list-item>
          <text:p text:style-name="P20">When a program starts, is the environment empty? If not, what does it contain?</text:p>
        </text:list-item>
        <text:list-item>
          <text:p text:style-name="P20">Define function</text:p>
        </text:list-item>
        <text:list-item>
          <text:p text:style-name="P20">How do you call a function?</text:p>
        </text:list-item>
        <text:list-item>
          <text:p text:style-name="P20"><text:soft-page-break/>Some functions will accept values passed to them in the<text:span text:style-name="T12"> ()</text:span> after a function. What are these values called?</text:p>
        </text:list-item>
        <text:list-item>
          <text:p text:style-name="P20">Explain how <text:span text:style-name="T12">console.log() </text:span>is not a simple function. What is it?</text:p>
        </text:list-item>
        <text:list-item>
          <text:p text:style-name="P20">What is the difference between side effects and return values?</text:p>
        </text:list-item>
        <text:list-item>
          <text:p text:style-name="P20">Control Flow: Generally, programs will run from ….</text:p>
        </text:list-item>
        <text:list-item>
          <text:p text:style-name="P20">Control flow: What can you use to modify the control flow in a program? (We’re looking for 2 different general ways to do this)</text:p>
        </text:list-item>
        <text:list-item>
          <text:p text:style-name="P20">What is the <text:span text:style-name="T12">Number() </text:span>function and what does it work?</text:p>
        </text:list-item>
        <text:list-item>
          <text:p text:style-name="P20">What does<text:span text:style-name="T12"> Number() </text:span>return if you pass it a string that cannot be transformed into a valid number?</text:p>
        </text:list-item>
        <text:list-item>
          <text:p text:style-name="P20">“<text:span text:style-name="T12">if</text:span>” keyword – what does it do?</text:p>
        </text:list-item>
        <text:list-item>
          <text:p text:style-name="P20">Syntax to use the “<text:span text:style-name="T12">if</text:span>” keyword</text:p>
        </text:list-item>
        <text:list-item>
          <text:p text:style-name="P22">What function can you use to determine if a value is <text:span text:style-name="T12">NaN</text:span>?</text:p>
        </text:list-item>
        <text:list-item>
          <text:p text:style-name="P22">What is <text:span text:style-name="T12">Number.isNan() </text:span>? How does it work?</text:p>
        </text:list-item>
        <text:list-item>
          <text:p text:style-name="P20">What are <text:span text:style-name="T12">{}</text:span> braces used for in JavaScript (not their use with objects)?</text:p>
        </text:list-item>
        <text:list-item>
          <text:p text:style-name="P20">What is a block?</text:p>
        </text:list-item>
        <text:list-item>
          <text:p text:style-name="P20">“<text:span text:style-name="T12">else</text:span>” keyword – what is it used for</text:p>
        </text:list-item>
        <text:list-item>
          <text:p text:style-name="P23">Syntax to use “<text:span text:style-name="T12">else</text:span>” keyword</text:p>
        </text:list-item>
        <text:list-item>
          <text:p text:style-name="P23">You can chain multiple <text:span text:style-name="T12">if...else if…</text:span> statements together. What is important to keep in mind about the number of blocks in the chain that will run</text:p>
        </text:list-item>
        <text:list-item>
          <text:p text:style-name="P23">Define loop</text:p>
        </text:list-item>
        <text:list-item>
          <text:p text:style-name="P23">How does the <text:span text:style-name="T27">while</text:span> loop work?</text:p>
        </text:list-item>
        <text:list-item>
          <text:p text:style-name="P23">What is the syntax for a while loop?</text:p>
        </text:list-item>
        <text:list-item>
          <text:p text:style-name="P23">What do you need to make sure happens in the body of a while loop so that you don’t create an infinite loop?</text:p>
        </text:list-item>
        <text:list-item>
          <text:p text:style-name="P23"><text:soft-page-break/>What is the syntax for a “do while” loop?</text:p>
        </text:list-item>
        <text:list-item>
          <text:p text:style-name="P23"><text:s/>What is the syntax for a “for” loop?</text:p>
        </text:list-item>
        <text:list-item>
          <text:p text:style-name="P21">What does the “<text:span text:style-name="T12">break</text:span>” keyword do and how is it used?</text:p>
        </text:list-item>
        <text:list-item>
          <text:p text:style-name="P21">What does the “<text:span text:style-name="T12">continue</text:span>” keyword do and how is it used?</text:p>
        </text:list-item>
        <text:list-item>
          <text:p text:style-name="P21">How can you use the modulo (aka reminder) operator to test if a number is divisible by another number?</text:p>
        </text:list-item>
        <text:list-item>
          <text:p text:style-name="P21">What is the switch statement?</text:p>
        </text:list-item>
        <text:list-item>
          <text:p text:style-name="P21">What is the syntax of the switch statement?</text:p>
        </text:list-item>
        <text:list-item>
          <text:p text:style-name="P21">What type of case do we use for variable names (per convention to make it easier to read)?</text:p>
        </text:list-item>
        <text:list-item>
          <text:p text:style-name="P21">What does <text:span text:style-name="T12">Number()</text:span> have the first letter capitalized?</text:p>
        </text:list-item>
        <text:list-item>
          <text:p text:style-name="P22">Do the exercised in <text:span text:style-name="T1">Chapter 2: Program Structure</text:span></text:p>
        </text:list-item>
      </text:list>
      <text:p text:style-name="P5">Chapter 3: Functions</text:p>
      <text:list xml:id="list3749246978" text:style-name="L3">
        <text:list-item>
          <text:p text:style-name="P24">Name the 3 techniques to create a function</text:p>
        </text:list-item>
        <text:list-item>
          <text:p text:style-name="P24">Syntax to create a function with a function definition</text:p>
        </text:list-item>
        <text:list-item>
          <text:p text:style-name="P24">Syntax to create a function with a function declaration</text:p>
        </text:list-item>
        <text:list-item>
          <text:p text:style-name="P24">Syntax to create a function with an arrow function </text:p>
        </text:list-item>
        <text:list-item>
          <text:p text:style-name="P24">When defining a function or using an arrow function, how can you ensure that the function can’t be overwritten? Can?</text:p>
        </text:list-item>
        <text:list-item>
          <text:p text:style-name="P25">A simple way to say how an arrow function works: An arrow function expressed something like “this input (the parameters) ______ this result (the body)”</text:p>
        </text:list-item>
        <text:list-item>
          <text:p text:style-name="P24">How does a return statement work in a function? (2 things happen)</text:p>
        </text:list-item>
        <text:list-item>
          <text:p text:style-name="P24">When creating a function, what are the variables between <text:span text:style-name="T12">()</text:span> called?</text:p>
        </text:list-item>
        <text:list-item>
          <text:p text:style-name="P24">Parameters are like normal bindings/variables but the values are given by …</text:p>
        </text:list-item>
        <text:list-item>
          <text:p text:style-name="P24">What is a scope?</text:p>
        </text:list-item>
        <text:list-item>
          <text:p text:style-name="P24">What is the difference between global and local scope?</text:p>
        </text:list-item>
        <text:list-item>
          <text:p text:style-name="P24"><text:soft-page-break/>What determines whether a variable is a global or local variable? </text:p>
        </text:list-item>
        <text:list-item>
          <text:p text:style-name="P26">What happens to local bindings on a function every time the function is called?</text:p>
        </text:list-item>
        <text:list-item>
          <text:p text:style-name="P26">What is the benefit of the new creation of local bindings when the function containing local bindings is called?</text:p>
        </text:list-item>
        <text:list-item>
          <text:p text:style-name="P26">Bindings created with <text:span text:style-name="T12">let</text:span> and <text:span text:style-name="T12">const</text:span> are local to the ______ that they are declared in</text:p>
        </text:list-item>
        <text:list-item>
          <text:p text:style-name="P26">As a result of where bindings created with <text:span text:style-name="T12">let</text:span> and <text:span text:style-name="T12">const</text:span> are local to, code before or after a loop where the variable is created CAN/CANNOT “see” the variable. (CHOOSE ONE)</text:p>
        </text:list-item>
        <text:list-item>
          <text:p text:style-name="P26">Why do we use <text:span text:style-name="T12">let</text:span>/<text:span text:style-name="T12">const</text:span> to declare a variable instead of var?</text:p>
        </text:list-item>
        <text:list-item>
          <text:p text:style-name="P26">Each scope can look ___ into the scope around it</text:p>
        </text:list-item>
        <text:list-item>
          <text:p text:style-name="P26">What is lexical scoping?</text:p>
        </text:list-item>
        <text:list-item>
          <text:p text:style-name="P27">How are function declarations - ex. <text:line-break/><text:tab/><text:span text:style-name="T12">function FuncName(x) {}</text:span><text:line-break/>different from other code in terms of flow of control?</text:p>
        </text:list-item>
        <text:list-item>
          <text:p text:style-name="P28">Explain the call stack - use of control flow through a program with a function. (i.e. What happens when a function is called in the normal course of <text:span text:style-name="T21">a program running)</text:span></text:p>
        </text:list-item>
        <text:list-item>
          <text:p text:style-name="P29">What happens if you pass more arguments to a function than the number of parameters in the function?</text:p>
        </text:list-item>
        <text:list-item>
          <text:p text:style-name="P29">What are default parameters? What is the syntax for creating a default parameter in a function?</text:p>
        </text:list-item>
        <text:list-item>
          <text:p text:style-name="P29">Define closure</text:p>
        </text:list-item>
        <text:list-item>
          <text:p text:style-name="P29">What is A closure?</text:p>
        </text:list-item>
        <text:list-item>
          <text:p text:style-name="P30">Function values contain both the code in their body and the… When called, the function body sees…, not where it is called</text:p>
        </text:list-item>
        <text:list-item>
          <text:p text:style-name="P25">What does it mean for a function to be recursive?</text:p>
        </text:list-item>
        <text:list-item>
          <text:p text:style-name="P25">Is recursion usually the most efficient implementation? If not, what is the reason for using recursion?</text:p>
        </text:list-item>
        <text:list-item>
          <text:p text:style-name="P25"><text:soft-page-break/>Being overly concerned with efficiency can be paralyzing and distracting. What is the best methodology?</text:p>
        </text:list-item>
        <text:list-item>
          <text:p text:style-name="P25">What are 2 more or less natural ways for functions to be introduced?</text:p>
        </text:list-item>
        <text:list-item>
          <text:p text:style-name="P25">How can you find the length of a string (ex.- a string called string)?</text:p>
        </text:list-item>
        <text:list-item>
          <text:p text:style-name="P30">What is a pure function? Do you have to worry about using “non-pure” functions?</text:p>
        </text:list-item>
        <text:list-item>
          <text:p text:style-name="P25">A key aspect to understanding functions is understanding scopes</text:p>
          <text:list>
            <text:list-item>
              <text:p text:style-name="P25">each block creates a new…</text:p>
            </text:list-item>
            <text:list-item>
              <text:p text:style-name="P25">Parameters/bindings declared in a given scope with <text:span text:style-name="T12">let</text:span>/<text:span text:style-name="T12">const</text:span> are … ie not visible …</text:p>
              <text:list>
                <text:list-item>
                  <text:p text:style-name="P25">Bindings created with var behave differently than this. Explain how</text:p>
                </text:list-item>
              </text:list>
            </text:list-item>
          </text:list>
        </text:list-item>
      </text:list>
      <text:p text:style-name="P5">Chapter 4: Data Structures: Objects and Arrays</text:p>
      <text:list xml:id="list1617110658" text:style-name="L4">
        <text:list-item>
          <text:p text:style-name="P31">Describe an array</text:p>
        </text:list-item>
        <text:list-item>
          <text:p text:style-name="P31">Values in an array are stored in such a way that the position of each element can be computer from its…</text:p>
        </text:list-item>
        <text:list-item>
          <text:p text:style-name="P31">How is an array written?</text:p>
        </text:list-item>
        <text:list-item>
          <text:p text:style-name="P31">What is the first index of an array?</text:p>
        </text:list-item>
        <text:list-item>
          <text:p text:style-name="P31">How can you get an element from an array? Please provide an examples</text:p>
        </text:list-item>
        <text:list-item>
          <text:p text:style-name="P32">What is a property in JavaScript?</text:p>
        </text:list-item>
        <text:list-item>
          <text:p text:style-name="P32">Do most values JavaScript values have properties? Or is it only objects?</text:p>
        </text:list-item>
        <text:list-item>
          <text:p text:style-name="P32">What are the two notations to access a property on a value?</text:p>
        </text:list-item>
        <text:list-item>
          <text:p text:style-name="P32">What is the difference between accessing a property with dot notation or square bracket notation?</text:p>
        </text:list-item>
        <text:list-item>
          <text:p text:style-name="P32">If the property name is stored in a variable, use .. so that the variable is evaluated to the string property name</text:p>
        </text:list-item>
        <text:list-item>
          <text:p text:style-name="P32">Objects use dot notation when the property name looks like… Provide an example</text:p>
        </text:list-item>
        <text:list-item>
          <text:p text:style-name="P32">Arrays use numbers as property names, so we use… to get the properties. Provide an example </text:p>
        </text:list-item>
        <text:list-item>
          <text:p text:style-name="P32"><text:soft-page-break/>Define method</text:p>
        </text:list-item>
        <text:list-item>
          <text:p text:style-name="P33">What is the <text:span text:style-name="T12">toUpperCase()</text:span> method? Where is it located and <text:span text:style-name="T22">what is the syntax to make it </text:span>work?</text:p>
        </text:list-item>
        <text:list-item>
          <text:p text:style-name="P33">What is the <text:span text:style-name="T12">toLowerCase()</text:span> method? Where is it located and <text:span text:style-name="T22">what is the syntax to make it </text:span>work?</text:p>
        </text:list-item>
        <text:list-item>
          <text:p text:style-name="P33">What is the <text:span text:style-name="T12">push()</text:span> method? Where is it located and <text:span text:style-name="T22">what is the syntax to make it </text:span>work?</text:p>
        </text:list-item>
        <text:list-item>
          <text:p text:style-name="P33">What is the <text:span text:style-name="T12">pop()</text:span> method? Where is it located and <text:span text:style-name="T22">what is the syntax to make it </text:span>work?</text:p>
        </text:list-item>
        <text:list-item>
          <text:p text:style-name="P32">Define a stack</text:p>
        </text:list-item>
        <text:list-item>
          <text:p text:style-name="P38">Define object </text:p>
        </text:list-item>
        <text:list-item>
          <text:p text:style-name="P39">How can you create an object? Provide the syntax</text:p>
        </text:list-item>
        <text:list-item>
          <text:p text:style-name="P33">What is the “<text:span text:style-name="T17">in</text:span><text:span text:style-name="T22">” operator</text:span>? Wh<text:span text:style-name="T22">at does it do</text:span> and how does it work?</text:p>
        </text:list-item>
        <text:list-item>
          <text:p text:style-name="P33">What is the <text:span text:style-name="T17">Object.keys</text:span><text:span text:style-name="T12">()</text:span> <text:span text:style-name="T22">function</text:span>? Wh<text:span text:style-name="T22">at does it do </text:span>and <text:span text:style-name="T22">what is the syntax to make it </text:span>work?</text:p>
        </text:list-item>
        <text:list-item>
          <text:p text:style-name="P33">What is the <text:span text:style-name="T17">Object.assign</text:span><text:span text:style-name="T12">() </text:span><text:span text:style-name="T22">function</text:span>? Wh<text:span text:style-name="T22">at does it do </text:span>and <text:span text:style-name="T22">what is the syntax to make it work?</text:span></text:p>
        </text:list-item>
        <text:list-item>
          <text:p text:style-name="P39">Arrays are just a special type of…</text:p>
        </text:list-item>
        <text:list-item>
          <text:p text:style-name="P39">Do objects necessarily need to be named? Provide an example when they wouldn’t need to be named</text:p>
        </text:list-item>
        <text:list-item>
          <text:p text:style-name="P39">What does it mean to say that strings, booleans and numbers are immutable values? Can you provide an example?</text:p>
        </text:list-item>
        <text:list-item>
          <text:p text:style-name="P39">With objects, there is a difference between having two references to the same objects and having two different objects that contain the same properties. Consider the following code:<text:line-break/><text:span text:style-name="T12">let object1 = {value:10};<text:line-break/>let object2 = object1;<text:line-break/></text:span><text:soft-page-break/><text:span text:style-name="T12">let object3 = {value:10};</text:span><text:line-break/></text:p>
          <text:list>
            <text:list-item>
              <text:p text:style-name="P39">Which objects have the same reference? </text:p>
            </text:list-item>
            <text:list-item>
              <text:p text:style-name="P39">Which contain the same properties but a different reference? </text:p>
            </text:list-item>
            <text:list-item>
              <text:p text:style-name="P39">Which could you change to make a change in another object? </text:p>
            </text:list-item>
            <text:list-item>
              <text:p text:style-name="P48"><text:span text:style-name="T10">F</text:span><text:span text:style-name="T9">or which does </text:span><text:span text:style-name="T18">objectA === objectB</text:span><text:span text:style-name="T9"> return true? Why?</text:span></text:p>
            </text:list-item>
          </text:list>
        </text:list-item>
        <text:list-item>
          <text:p text:style-name="P39">What does it mean to say that two objects have the same identity?</text:p>
        </text:list-item>
        <text:list-item>
          <text:p text:style-name="P40">When you compare objects with JavaScript’s <text:span text:style-name="T12">==</text:span> operator, it compares the objects by…</text:p>
        </text:list-item>
        <text:list-item>
          <text:p text:style-name="P40">consider the following code <text:line-break/><text:span text:style-name="T12">function addEntry(events,squirrel){<text:line-break/> journal.push({events,squirrel});<text:line-break/>}</text:span><text:line-break/>Instead of declaring the properties like <text:span text:style-name="T12">events:events,</text:span> it just lists a property name. Why will this work?</text:p>
        </text:list-item>
        <text:list-item>
          <text:p text:style-name="P34">What is the <text:span text:style-name="T13">Math.sqrt</text:span><text:span text:style-name="T12">() </text:span><text:span text:style-name="T22">function</text:span>? Wh<text:span text:style-name="T22">at does it do </text:span>and <text:span text:style-name="T22">what is the syntax to make it work?</text:span></text:p>
        </text:list-item>
        <text:list-item>
          <text:p text:style-name="P34">What is the <text:span text:style-name="T13">includes()</text:span> <text:span text:style-name="T23">method</text:span>? <text:span text:style-name="T23">Where is it located, </text:span>Wh<text:span text:style-name="T22">at does it do </text:span>and <text:span text:style-name="T22">what is the syntax to make it work?</text:span></text:p>
        </text:list-item>
        <text:list-item>
          <text:p text:style-name="P40">What would you use a for...of loop? Where does it work? What is the syntax?</text:p>
        </text:list-item>
        <text:list-item>
          <text:p text:style-name="P34">What is the <text:span text:style-name="T13">unshift()</text:span> <text:span text:style-name="T23">method</text:span>? <text:span text:style-name="T23">Where is it located, </text:span>Wh<text:span text:style-name="T22">at does it do </text:span>and <text:span text:style-name="T22">what is the syntax to make it work?</text:span></text:p>
        </text:list-item>
        <text:list-item>
          <text:p text:style-name="P34">What is the <text:span text:style-name="T13">shift()</text:span> <text:span text:style-name="T23">method</text:span>? <text:span text:style-name="T23">Where is it located, </text:span>Wh<text:span text:style-name="T22">at does it do </text:span>and <text:span text:style-name="T22">what is the syntax to make it work?</text:span></text:p>
        </text:list-item>
        <text:list-item>
          <text:p text:style-name="P34">What is the <text:span text:style-name="T13">indexOf()</text:span><text:span text:style-name="T23">array method</text:span>? Wh<text:span text:style-name="T22">at does it do </text:span>and <text:span text:style-name="T22">what is the syntax to make it work?</text:span></text:p>
        </text:list-item>
        <text:list-item>
          <text:p text:style-name="P34"><text:soft-page-break/>What is the <text:span text:style-name="T13">lastIndexOf()</text:span> <text:span text:style-name="T23">method</text:span>? <text:span text:style-name="T23">Where is it located, </text:span>Wh<text:span text:style-name="T22">at does it do </text:span>and <text:span text:style-name="T22">what is the syntax to make it work?</text:span></text:p>
        </text:list-item>
        <text:list-item>
          <text:p text:style-name="P34">What is the <text:span text:style-name="T13">slice()</text:span> <text:span text:style-name="T23">array method</text:span>? <text:span text:style-name="T23">What does it do </text:span>and <text:span text:style-name="T22">what is the syntax to make it work?</text:span></text:p>
        </text:list-item>
        <text:list-item>
          <text:p text:style-name="P34">What is the <text:span text:style-name="T13">concat()</text:span> <text:span text:style-name="T23">method</text:span>? <text:span text:style-name="T23">Where is it located, </text:span>Wh<text:span text:style-name="T22">at does it do </text:span>and <text:span text:style-name="T22">what is the syntax to make it work?</text:span></text:p>
        </text:list-item>
        <text:list-item>
          <text:p text:style-name="P34">What is the <text:span text:style-name="T13">indexOf()</text:span><text:span text:style-name="T23"> string method</text:span>? Wh<text:span text:style-name="T22">at does it do </text:span>and <text:span text:style-name="T22">what is the syntax to make it work?</text:span></text:p>
        </text:list-item>
        <text:list-item>
          <text:p text:style-name="P34">What is the <text:span text:style-name="T13">slice()</text:span> <text:span text:style-name="T23">string method</text:span>? <text:span text:style-name="T23">What does it do </text:span>and <text:span text:style-name="T22">what is the syntax to make it work?</text:span></text:p>
        </text:list-item>
        <text:list-item>
          <text:p text:style-name="P35">What is the <text:span text:style-name="T14">trim</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35">What is the<text:span text:style-name="T12"> </text:span><text:span text:style-name="T14">padStart</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35">What is the<text:span text:style-name="T12"> </text:span><text:span text:style-name="T14">split</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35">What is the<text:span text:style-name="T12"> </text:span><text:span text:style-name="T14">join</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35">What is the<text:span text:style-name="T12"> </text:span><text:span text:style-name="T14">repeat</text:span><text:span text:style-name="T13">()</text:span> <text:span text:style-name="T24">string method</text:span>? <text:span text:style-name="T23">What does it do </text:span>and <text:span text:style-name="T22">what is the syntax to make it work?</text:span></text:p>
        </text:list-item>
        <text:list-item>
          <text:p text:style-name="P41">How can you access individual characters on a string?</text:p>
        </text:list-item>
        <text:list-item>
          <text:p text:style-name="P41">What is the spread operator?</text:p>
        </text:list-item>
        <text:list-item>
          <text:p text:style-name="P41">How can you set up a function so that it can accept any number of arguments in its parameters?</text:p>
        </text:list-item>
        <text:list-item>
          <text:p text:style-name="P41">What is a rest parameter? How is it related to the spread operator?</text:p>
        </text:list-item>
        <text:list-item>
          <text:p text:style-name="P41">How can you call a function with an array of arguments such that each of the elements in the array are “spread out” as separate arguments?</text:p>
        </text:list-item>
        <text:list-item>
          <text:p text:style-name="P41">How can you “spread” the elements of one array into another? Please provide an example.</text:p>
        </text:list-item>
        <text:list-item>
          <text:p text:style-name="P41"><text:soft-page-break/>What is namespacing (according to coding train)? And why would we use it?</text:p>
        </text:list-item>
        <text:list-item>
          <text:p text:style-name="P41">What is the global namespace? What is the problem with defining global variables?</text:p>
        </text:list-item>
        <text:list-item>
          <text:p text:style-name="P41">What is the reasoning behind having the Math object to hold math related functions like max and min?</text:p>
        </text:list-item>
        <text:list-item>
          <text:p text:style-name="P35">What is the<text:span text:style-name="T12"> </text:span><text:span text:style-name="T14">Math.max</text:span><text:span text:style-name="T13">()</text:span> <text:span text:style-name="T23">method</text:span>? <text:span text:style-name="T23">What does it do </text:span>and <text:span text:style-name="T22">what is the syntax to make it work?</text:span></text:p>
        </text:list-item>
        <text:list-item>
          <text:p text:style-name="P35">What is the<text:span text:style-name="T12"> </text:span><text:span text:style-name="T14">Math.min</text:span><text:span text:style-name="T13">()</text:span> <text:span text:style-name="T23">method</text:span>? <text:span text:style-name="T23">What does it do </text:span>and <text:span text:style-name="T22">what is the syntax to make it work?</text:span></text:p>
        </text:list-item>
        <text:list-item>
          <text:p text:style-name="P35">What is <text:span text:style-name="T12"><text:s/></text:span><text:span text:style-name="T14">Math.PI</text:span>? <text:span text:style-name="T23">What does it do </text:span>and <text:span text:style-name="T22">what is the syntax to make it work?</text:span></text:p>
        </text:list-item>
        <text:list-item>
          <text:p text:style-name="P35">What is the<text:span text:style-name="T12"> </text:span><text:span text:style-name="T14">Math.random</text:span><text:span text:style-name="T13">()</text:span> <text:span text:style-name="T23">method</text:span>? <text:span text:style-name="T23">What does it do </text:span>and <text:span text:style-name="T22">what is the syntax to make it work?</text:span></text:p>
        </text:list-item>
        <text:list-item>
          <text:p text:style-name="P35">What is the<text:span text:style-name="T12"> </text:span><text:span text:style-name="T14">Math.floor</text:span><text:span text:style-name="T13">()</text:span> <text:span text:style-name="T23">method</text:span>? <text:span text:style-name="T23">What does it do </text:span>and <text:span text:style-name="T22">what is the syntax to make it work?</text:span></text:p>
        </text:list-item>
        <text:list-item>
          <text:p text:style-name="P41">How do you get a random whole value number between 0 and another number (ex.10)</text:p>
        </text:list-item>
        <text:list-item>
          <text:p text:style-name="P41">What is the function you can use to round a number up?</text:p>
        </text:list-item>
        <text:list-item>
          <text:p text:style-name="P41">What is the function you can use to round a number to the nearest whole?</text:p>
        </text:list-item>
        <text:list-item>
          <text:p text:style-name="P41">What is the function you can use to get the absolute value of a number?</text:p>
        </text:list-item>
        <text:list-item>
          <text:p text:style-name="P41">What is destructing? Can you provide an example?</text:p>
        </text:list-item>
        <text:list-item>
          <text:p text:style-name="P41">“<text:span text:style-name="T25">Because properties only grasp their value, rather than contain it, objects and arrays are stroed in the computer’s memory as a sequence of bits holding their ______”</text:span></text:p>
        </text:list-item>
        <text:list-item>
          <text:p text:style-name="P42">How do we transmit data in a file/save the data for later when objects and arrays only store addresses?</text:p>
        </text:list-item>
        <text:list-item>
          <text:p text:style-name="P42">What does JSON stand for?</text:p>
        </text:list-item>
        <text:list-item>
          <text:p text:style-name="P42">What are two differences between JSON and the way we make JavaScript arrays and objects?</text:p>
        </text:list-item>
        <text:list-item>
          <text:p text:style-name="P42">What function can we use to convert data to the JSON format?</text:p>
        </text:list-item>
        <text:list-item>
          <text:p text:style-name="P42">What function can we use to convert data from the JSON format?</text:p>
        </text:list-item>
        <text:list-item>
          <text:p text:style-name="P43"><text:span text:style-name="T26">Complete the exercises at the end of </text:span>Chapter 4: Data Structures: Objects and Arrays</text:p>
        </text:list-item>
      </text:list>
      <text:p text:style-name="P5"><text:soft-page-break/>Chapter 5: Higher-order Functions</text:p>
      <text:list xml:id="list187214512" text:style-name="L5">
        <text:list-item>
          <text:p text:style-name="P44">Define higher order functions</text:p>
        </text:list-item>
        <text:list-item>
          <text:p text:style-name="P45">Why are higher order functions useful?</text:p>
        </text:list-item>
        <text:list-item>
          <text:p text:style-name="P45">What is abstraction? Why is it useful?</text:p>
        </text:list-item>
        <text:list-item>
          <text:p text:style-name="P45">Can functions return other functions? Give an example</text:p>
        </text:list-item>
        <text:list-item>
          <text:p text:style-name="P45">Consider the following function<text:line-break/><text:span text:style-name="T12">function noisy(f) {<text:line-break/> <text:s/>return (...args) =&gt; {<text:line-break/> <text:s text:c="3"/>console.log("calling with", args);<text:line-break/> <text:s text:c="3"/>let result = f(...args);<text:line-break/> <text:s text:c="3"/>console.log("called with", args, ", returned", result);<text:line-break/> <text:s text:c="3"/>return result;<text:line-break/> <text:s/>};<text:line-break/>}<text:line-break/>noisy(Math.min)(3, 2, 1); //returns 1</text:span><text:line-break/>What is the path of execution here?</text:p>
        </text:list-item>
        <text:list-item>
          <text:p text:style-name="P36">What is the<text:span text:style-name="T12"> </text:span><text:span text:style-name="T15">forEach</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5">How is <text:span text:style-name="T12">forEach</text:span><text:span text:style-name="T19">()</text:span> different from <text:span text:style-name="T12">(for...of)</text:span>?</text:p>
        </text:list-item>
        <text:list-item>
          <text:p text:style-name="P36">What is the<text:span text:style-name="T12"> </text:span><text:span text:style-name="T15">filter</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5">Does<text:span text:style-name="T12"> filter() </text:span>modify the array it filters?</text:p>
        </text:list-item>
        <text:list-item>
          <text:p text:style-name="P36">What is the<text:span text:style-name="T12"> </text:span><text:span text:style-name="T15">map</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36">What is the<text:span text:style-name="T12"> </text:span><text:span text:style-name="T15">reduce</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6"><text:soft-page-break/><text:span text:style-name="T12">Filter</text:span>, <text:span text:style-name="T12">map</text:span> and <text:span text:style-name="T12">reduce</text:span> are more computationally expensive than simply creating a loop. Why might you use the methods over the loop? And vice versa?</text:p>
        </text:list-item>
        <text:list-item>
          <text:p text:style-name="P37">What is the<text:span text:style-name="T12"> </text:span><text:span text:style-name="T16">some</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6">What is a code unit (in reference to how strings are coded)?</text:p>
        </text:list-item>
        <text:list-item>
          <text:p text:style-name="P46">What is UTF-16?</text:p>
        </text:list-item>
        <text:list-item>
          <text:p text:style-name="P46">What is a problem caused with how UTF-16 describes certain characters (ex emoji)?</text:p>
        </text:list-item>
        <text:list-item>
          <text:p text:style-name="P46">How can you tell if a code unit you’re looking at describes a whole character or is part of a larger character?</text:p>
        </text:list-item>
        <text:list-item>
          <text:p text:style-name="P37">What is the<text:span text:style-name="T12"> </text:span><text:span text:style-name="T16">codePointAt</text:span><text:span text:style-name="T13">()</text:span> <text:span text:style-name="T23">method</text:span>? <text:span text:style-name="T23">Where is it located, </text:span>Wh<text:span text:style-name="T22">at does it do </text:span>and <text:span text:style-name="T22">what is the syntax to make it work? What is a key benefit it has over <text:s/></text:span><text:span text:style-name="T16">charCodeAt()</text:span><text:span text:style-name="T3">?</text:span></text:p>
        </text:list-item>
        <text:list-item>
          <text:p text:style-name="P15">What is a benefit of using a for/of loops when trying to loop over a string with regards to UTF-16?</text:p>
        </text:list-item>
        <text:list-item>
          <text:p text:style-name="P37"><text:span text:style-name="T2">What is the</text:span><text:span text:style-name="T12"> </text:span><text:span text:style-name="T16">findIndex</text:span><text:span text:style-name="T13">()</text:span><text:span text:style-name="T2"> </text:span><text:span text:style-name="T4">method</text:span><text:span text:style-name="T2">? </text:span><text:span text:style-name="T4">Where is it located, </text:span><text:span text:style-name="T2">Wh</text:span><text:span text:style-name="T5">at does it do </text:span><text:span text:style-name="T2">and </text:span><text:span text:style-name="T5">what is the syntax to make it work?</text:span></text:p>
        </text:list-item>
        <text:list-item>
          <text:p text:style-name="P46"><text:span text:style-name="T5">H</text:span><text:span text:style-name="T2">ow does </text:span><text:span text:style-name="T12">findIndex()</text:span><text:span text:style-name="T2"> differ from </text:span><text:span text:style-name="T12">indexOf()</text:span><text:span text:style-name="T2">?</text:span></text:p>
        </text:list-item>
        <text:list-item>
          <text:p text:style-name="P47"><text:span text:style-name="T2">Complete the exercises at the end of </text:span><text:span text:style-name="T6">Chapter 5: Higher-order Functions</text:span></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FreeMono1"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Source Han Sans CN1" style:font-family-asian="'Source Han Sans C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3:01:58.923088906</meta:creation-date>
    <dc:date>2019-01-31T22:39:36.672204429</dc:date>
    <meta:editing-duration>PT7H35M37S</meta:editing-duration>
    <meta:editing-cycles>41</meta:editing-cycles>
    <meta:generator>LibreOffice/6.1.4.2$Linux_X86_64 LibreOffice_project/10$Build-2</meta:generator>
    <meta:document-statistic meta:table-count="0" meta:image-count="0" meta:object-count="0" meta:page-count="15" meta:paragraph-count="212" meta:word-count="3992" meta:character-count="21533" meta:non-whitespace-character-count="17887"/>
  </office:meta>
</office:document-meta>
</file>